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7ef8" officeooo:paragraph-rsid="00057e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y name is Sunny Pal. I am a final year engineering student with Computer Science major. I am highly passionate about Cybersecurity as it aligns with my interest of learning various technology fields and to develop my skills to help in developing secure solutions to safeguard digital assets and solve various complex real world problems as a small contribution to the socie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1T23:17:10.738392727</meta:creation-date>
    <dc:date>2025-11-11T23:23:27.785341439</dc:date>
    <meta:editing-duration>PT6M19S</meta:editing-duration>
    <meta:editing-cycles>1</meta:editing-cycles>
    <meta:generator>LibreOffice/24.2.7.2$Linux_X86_64 LibreOffice_project/420$Build-2</meta:generator>
    <meta:document-statistic meta:table-count="0" meta:image-count="0" meta:object-count="0" meta:page-count="1" meta:paragraph-count="1" meta:word-count="62" meta:character-count="377" meta:non-whitespace-character-count="316"/>
  </office:meta>
</office:document-meta>
</file>